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fa7" officeooo:paragraph-rsid="00066fa7"/>
    </style:style>
    <style:style style:name="P2" style:family="paragraph" style:parent-style-name="Standard">
      <style:text-properties officeooo:rsid="00066fa7" officeooo:paragraph-rsid="00088184"/>
    </style:style>
    <style:style style:name="P3" style:family="paragraph" style:parent-style-name="Standard">
      <style:text-properties officeooo:rsid="00088184" officeooo:paragraph-rsid="00066fa7"/>
    </style:style>
    <style:style style:name="P4" style:family="paragraph" style:parent-style-name="Standard">
      <style:text-properties officeooo:rsid="00088184" officeooo:paragraph-rsid="00088184"/>
    </style:style>
    <style:style style:name="P5" style:family="paragraph" style:parent-style-name="Standard">
      <style:text-properties officeooo:rsid="00088184" officeooo:paragraph-rsid="0008c0d2"/>
    </style:style>
    <style:style style:name="P6" style:family="paragraph" style:parent-style-name="Standard">
      <style:text-properties officeooo:rsid="00088184" officeooo:paragraph-rsid="0009ee13"/>
    </style:style>
    <style:style style:name="P7" style:family="paragraph" style:parent-style-name="Standard">
      <style:text-properties fo:font-weight="bold" officeooo:rsid="00088184" officeooo:paragraph-rsid="00088184" style:font-weight-asian="bold" style:font-weight-complex="bold"/>
    </style:style>
    <style:style style:name="P8" style:family="paragraph" style:parent-style-name="Standard">
      <style:text-properties fo:font-weight="bold" officeooo:rsid="00088184" officeooo:paragraph-rsid="0008c0d2" style:font-weight-asian="bold" style:font-weight-complex="bold"/>
    </style:style>
    <style:style style:name="P9" style:family="paragraph" style:parent-style-name="Standard">
      <style:text-properties fo:font-size="16pt" fo:font-weight="bold" officeooo:rsid="00088184" officeooo:paragraph-rsid="00088184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8a186" officeooo:paragraph-rsid="0008a186"/>
    </style:style>
    <style:style style:name="P11" style:family="paragraph" style:parent-style-name="Standard">
      <style:text-properties officeooo:rsid="0009ee13" officeooo:paragraph-rsid="0009ee13"/>
    </style:style>
    <style:style style:name="P12" style:family="paragraph" style:parent-style-name="Standard">
      <style:text-properties fo:font-weight="bold" officeooo:rsid="00088184" officeooo:paragraph-rsid="00088184" style:font-weight-asian="bold" style:font-weight-complex="bold"/>
    </style:style>
    <style:style style:name="P13" style:family="paragraph" style:parent-style-name="Standard">
      <style:text-properties fo:font-weight="bold" officeooo:rsid="00088184" officeooo:paragraph-rsid="000a3f95" style:font-weight-asian="bold" style:font-weight-complex="bold"/>
    </style:style>
    <style:style style:name="P14" style:family="paragraph" style:parent-style-name="Standard">
      <style:text-properties fo:font-weight="bold" officeooo:rsid="000a3f95" officeooo:paragraph-rsid="000a3f95" style:font-weight-asian="bold" style:font-weight-complex="bold"/>
    </style:style>
    <style:style style:name="P15" style:family="paragraph" style:parent-style-name="Standard">
      <style:text-properties fo:font-weight="normal" officeooo:rsid="000a3f95" officeooo:paragraph-rsid="000a3f95" style:font-weight-asian="normal" style:font-weight-complex="normal"/>
    </style:style>
    <style:style style:name="P16" style:family="paragraph" style:parent-style-name="Standard">
      <style:text-properties fo:font-weight="normal" officeooo:rsid="00088184" officeooo:paragraph-rsid="00088184" style:font-weight-asian="normal" style:font-weight-complex="normal"/>
    </style:style>
    <style:style style:name="T1" style:family="text">
      <style:text-properties officeooo:rsid="0008c0d2"/>
    </style:style>
    <style:style style:name="T2" style:family="text">
      <style:text-properties officeooo:rsid="0009ee1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3f95" style:font-weight-asian="normal" style:font-weight-complex="normal"/>
    </style:style>
    <style:style style:name="T5" style:family="text">
      <style:text-properties officeooo:rsid="000b29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 Mining 11.10.2017 – Piotr Mrowczynski – Assignment <text:span text:style-name="T2">2</text:span></text:p>
      <text:p text:style-name="P1"/>
      <text:p text:style-name="P11">Discovering association rules between itemsets in a sales transaction database (a set of baskets), done by two steps: Finding frequent itemsets with support at least s, Generating association rules with confidence at least c from the itemsets found in the first step.</text:p>
      <text:p text:style-name="P2"/>
      <text:p text:style-name="P7">Project structure</text:p>
      <text:p text:style-name="P1"/>
      <text:p text:style-name="P10">Projects consists of commented code, in which all the steps of preparing dataset, <text:span text:style-name="T5">generating combinations, performing Apriori algorithm to find frequent datasets, and based on frequent datasets and their supports, find association rules using FPGrowth algorithm</text:span></text:p>
      <text:p text:style-name="P1"/>
      <text:p text:style-name="P6"><text:s text:c="4"/><text:span text:style-name="T2">freq-items-assoc-rules</text:span></text:p>
      <text:p text:style-name="P5"><text:s text:c="3"/>├── src/main/java/mrow4a/spark/java/ <text:s text:c="25"/></text:p>
      <text:p text:style-name="P6"><text:s text:c="3"/>│ <text:s text:c="2"/>├── <text:s/><text:span text:style-name="T2">FreqItemSetsJob.java</text:span> <text:s text:c="22"/>: <text:s/><text:span text:style-name="T2">Job finding freq itemsets and assoc rules</text:span></text:p>
      <text:p text:style-name="P5"><text:s text:c="3"/>│ <text:s text:c="2"/>│</text:p>
      <text:p text:style-name="P5"><text:s text:c="3"/>│ <text:s text:c="2"/>└── alg <text:s text:c="56"/></text:p>
      <text:p text:style-name="P6"><text:s text:c="3"/>│ <text:s text:c="2"/><text:tab/> <text:s text:c="6"/>├── <text:span text:style-name="T2">AprioriFreqItemSets.java</text:span> <text:s text:c="6"/>: <text:s/><text:span text:style-name="T2">Algorithm of Apriori – freq itemsets generation </text:span></text:p>
      <text:p text:style-name="P6"><text:s text:c="3"/>│ <text:s text:c="2"/><text:tab/> <text:s text:c="6"/>├── <text:span text:style-name="T2">AssocRules.java</text:span> <text:s text:c="20"/>: <text:s/><text:span text:style-name="T2">Algorithm of FPGrowth – associations generation </text:span></text:p>
      <text:p text:style-name="P6"><text:s text:c="3"/>│ <text:s text:c="2"/><text:tab/> <text:s text:c="6"/>├── <text:span text:style-name="T2">Baskets.java</text:span> <text:s text:c="26"/>: <text:s/><text:span text:style-name="T2">Helper lib to parse text into baskets</text:span></text:p>
      <text:p text:style-name="P6"><text:s text:c="3"/>│ <text:s text:c="2"/><text:tab/> <text:s text:c="6"/>└── <text:span text:style-name="T2">Combination.java</text:span> <text:s text:c="17"/>: <text:s text:c="2"/><text:span text:style-name="T2">Helper lib to create validated combinations </text:span></text:p>
      <text:p text:style-name="P5"><text:s text:c="3"/>│ </text:p>
      <text:p text:style-name="P4"><text:s text:c="3"/>├── build.sh <text:s text:c="48"/>: <text:span text:style-name="T1">Building project</text:span></text:p>
      <text:p text:style-name="P4"><text:s text:c="3"/>│ <text:s text:c="2"/></text:p>
      <text:p text:style-name="P4"><text:s text:c="3"/>├── run.sh <text:s text:c="51"/>: <text:span text:style-name="T1">Running project</text:span> </text:p>
      <text:p text:style-name="P4"><text:s text:c="3"/>│</text:p>
      <text:p text:style-name="P4"><text:s text:c="3"/>└── <text:span text:style-name="T2">FreqItemsAssoc</text:span>.odt <text:s text:c="2"/></text:p>
      <text:p text:style-name="P3"/>
      <text:p text:style-name="P8">Building (Docker required for maven single assembly)</text:p>
      <text:p text:style-name="P5"/>
      <text:p text:style-name="P6">chmod +x <text:span text:style-name="T2">freq-items-assoc-rules</text:span>/build.sh </text:p>
      <text:p text:style-name="P6">chmod +x <text:span text:style-name="T2">freq-items-assoc-rules</text:span>/run.sh </text:p>
      <text:p text:style-name="P6"><text:span text:style-name="T2">freq-items-assoc-rules</text:span>/build.sh </text:p>
      <text:p text:style-name="P5"/>
      <text:p text:style-name="P8">Running <text:span text:style-name="T2">freq items detection and association generation</text:span></text:p>
      <text:p text:style-name="P5"/>
      <text:p text:style-name="P6"><text:span text:style-name="T2">freq-items-assoc-rules</text:span>/<text:span text:style-name="T2">run</text:span>.sh </text:p>
      <text:p text:style-name="P14"/>
      <text:p text:style-name="P14">Time: 20749 milliseconds</text:p>
      <text:p text:style-name="P14"/>
      <text:p text:style-name="P14">Dataset: 100000 baskets of items</text:p>
      <text:p text:style-name="P14"/>
      <text:p text:style-name="P14">Association rules detected: </text:p>
      <text:p text:style-name="P14"/>
      <text:p text:style-name="P15">[704] -&gt; [39] with confidence 0.617056856187291</text:p>
      <text:p text:style-name="P15">[704] -&gt; [825] with confidence 0.6142697881828316</text:p>
      <text:p text:style-name="P15">[39, 704] -&gt; [825] with confidence 0.9349593495934959</text:p>
      <text:p text:style-name="P15">[704, 825] -&gt; [39] with confidence 0.9392014519056261</text:p>
      <text:p text:style-name="P15">[227] -&gt; [390] with confidence 0.577007700770077</text:p>
      <text:p text:style-name="P15">[39, 825] -&gt; [704] with confidence 0.8719460825610783</text:p>
      <text:p text:style-name="P13"/>
      <text:p text:style-name="P14">Frequent Itemsets: </text:p>
      <text:p text:style-name="P15"><text:soft-page-break/><text:span text:style-name="T3">[39, 704, 825]: 1035</text:span></text:p>
      <text:p text:style-name="P15">[227, 390]: 1049</text:p>
      <text:p text:style-name="P15">[789, 829]: 1194</text:p>
      <text:p text:style-name="P15">[39, 704]: 1107</text:p>
      <text:p text:style-name="P15">[368, 682]: 1193</text:p>
      <text:p text:style-name="P15">[217, 346]: 1336</text:p>
      <text:p text:style-name="P15">[390, 722]: 1042</text:p>
      <text:p text:style-name="P15">[39, 825]: 1187</text:p>
      <text:p text:style-name="P15">[368, 829]: 1194</text:p>
      <text:p text:style-name="P15">[704, 825]: 1102</text:p>
      <text:p text:style-name="P15">[72]: 2852</text:p>
      <text:p text:style-name="P15">[322]: 1154</text:p>
      <text:p text:style-name="P15">[490]: 1066</text:p>
      <text:p text:style-name="P15">[52]: 1983</text:p>
      <text:p text:style-name="P15">[513]: 1287</text:p>
      <text:p text:style-name="P15">[469]: 1502</text:p>
      <text:p text:style-name="P15">[290]: 1793</text:p>
      <text:p text:style-name="P15">[632]: 1070</text:p>
      <text:p text:style-name="P15">[694]: 2847</text:p>
      <text:p text:style-name="P15">[782]: 2767</text:p>
      <text:p text:style-name="P15">[843]: 1222</text:p>
      <text:p text:style-name="P15">[946]: 1350</text:p>
      <text:p text:style-name="P15">[805]: 1789</text:p>
      <text:p text:style-name="P15">[227]: 1818</text:p>
      <text:p text:style-name="P15">[540]: 1293</text:p>
      <text:p text:style-name="P15">[168]: 1538</text:p>
      <text:p text:style-name="P15">[21]: 2666</text:p>
      <text:p text:style-name="P15">[438]: 4511</text:p>
      <text:p text:style-name="P15">[157]: 1140</text:p>
      <text:p text:style-name="P15">[373]: 2007</text:p>
      <text:p text:style-name="P15">[878]: 2047</text:p>
      <text:p text:style-name="P15">[115]: 1775</text:p>
      <text:p text:style-name="P15">[546]: 1050</text:p>
      <text:p text:style-name="P15">[522]: 2725</text:p>
      <text:p text:style-name="P15">[634]: 2492</text:p>
      <text:p text:style-name="P15">[274]: 2628</text:p>
      <text:p text:style-name="P15">[692]: 4993</text:p>
      <text:p text:style-name="P15">[832]: 2062</text:p>
      <text:p text:style-name="P15">[874]: 2237</text:p>
      <text:p text:style-name="P15">[919]: 3710</text:p>
      <text:p text:style-name="P15">[27]: 2165</text:p>
      <text:p text:style-name="P15">[964]: 1518</text:p>
      <text:p text:style-name="P15">[704]: 1794</text:p>
      <text:p text:style-name="P15">[162]: 1450</text:p>
      <text:p text:style-name="P15">[676]: 2717</text:p>
      <text:p text:style-name="P15">[5]: 1094</text:p>
      <text:p text:style-name="P15">[319]: 1371</text:p>
      <text:p text:style-name="P15">[641]: 1494</text:p>
      <text:p text:style-name="P15">[720]: 3864</text:p>
      <text:p text:style-name="P15">[45]: 1728</text:p>
      <text:p text:style-name="P15">[403]: 1722</text:p>
      <text:p text:style-name="P15">[461]: 1498</text:p>
      <text:p text:style-name="P15"><text:soft-page-break/>[867]: 1530</text:p>
      <text:p text:style-name="P15">[294]: 1445</text:p>
      <text:p text:style-name="P15">[368]: 7828</text:p>
      <text:p text:style-name="P15">[351]: 1641</text:p>
      <text:p text:style-name="P15">[377]: 1149</text:p>
      <text:p text:style-name="P15">[975]: 1764</text:p>
      <text:p text:style-name="P15">[928]: 1034</text:p>
      <text:p text:style-name="P15">[449]: 1890</text:p>
      <text:p text:style-name="P15">[623]: 1845</text:p>
      <text:p text:style-name="P15">[937]: 4681</text:p>
      <text:p text:style-name="P15">[982]: 1640</text:p>
      <text:p text:style-name="P15">[810]: 1267</text:p>
      <text:p text:style-name="P15">[517]: 1201</text:p>
      <text:p text:style-name="P15">[285]: 2600</text:p>
      <text:p text:style-name="P15">[511]: 1015</text:p>
      <text:p text:style-name="P15">[580]: 1667</text:p>
      <text:p text:style-name="P15">[229]: 2281</text:p>
      <text:p text:style-name="P15">[630]: 1523</text:p>
      <text:p text:style-name="P15">[885]: 3043</text:p>
      <text:p text:style-name="P15">[357]: 1142</text:p>
      <text:p text:style-name="P15">[665]: 1297</text:p>
      <text:p text:style-name="P15">[94]: 1201</text:p>
      <text:p text:style-name="P15">[10]: 1351</text:p>
      <text:p text:style-name="P15">[788]: 2386</text:p>
      <text:p text:style-name="P15">[780]: 2306</text:p>
      <text:p text:style-name="P15">[500]: 1444</text:p>
      <text:p text:style-name="P15">[69]: 2370</text:p>
      <text:p text:style-name="P15">[494]: 5102</text:p>
      <text:p text:style-name="P15">[296]: 2210</text:p>
      <text:p text:style-name="P15">[687]: 1762</text:p>
      <text:p text:style-name="P15">[414]: 1160</text:p>
      <text:p text:style-name="P15">[78]: 2471</text:p>
      <text:p text:style-name="P15">[597]: 2883</text:p>
      <text:p text:style-name="P15">[197]: 1230</text:p>
      <text:p text:style-name="P15">[348]: 1226</text:p>
      <text:p text:style-name="P15">[744]: 2177</text:p>
      <text:p text:style-name="P15">[366]: 1031</text:p>
      <text:p text:style-name="P15">[614]: 3134</text:p>
      <text:p text:style-name="P15">[793]: 3063</text:p>
      <text:p text:style-name="P15">[175]: 2791</text:p>
      <text:p text:style-name="P15">[809]: 2163</text:p>
      <text:p text:style-name="P15">[100]: 1749</text:p>
      <text:p text:style-name="P15">[450]: 2082</text:p>
      <text:p text:style-name="P15">[210]: 2009</text:p>
      <text:p text:style-name="P15">[746]: 1982</text:p>
      <text:p text:style-name="P15">[663]: 2354</text:p>
      <text:p text:style-name="P15">[54]: 2595</text:p>
      <text:p text:style-name="P15">[618]: 1337</text:p>
      <text:p text:style-name="P15">[205]: 3605</text:p>
      <text:p text:style-name="P15">[201]: 1029</text:p>
      <text:p text:style-name="P15">[593]: 2601</text:p>
      <text:p text:style-name="P15">[948]: 1149</text:p>
      <text:p text:style-name="P15"><text:soft-page-break/>[58]: 1330</text:p>
      <text:p text:style-name="P15">[427]: 1856</text:p>
      <text:p text:style-name="P15">[658]: 1881</text:p>
      <text:p text:style-name="P15">[834]: 1373</text:p>
      <text:p text:style-name="P15">[489]: 3420</text:p>
      <text:p text:style-name="P15">[335]: 1345</text:p>
      <text:p text:style-name="P15">[784]: 1257</text:p>
      <text:p text:style-name="P15">[401]: 3667</text:p>
      <text:p text:style-name="P15">[308]: 1402</text:p>
      <text:p text:style-name="P15">[722]: 5845</text:p>
      <text:p text:style-name="P15">[126]: 1075</text:p>
      <text:p text:style-name="P15">[775]: 3771</text:p>
      <text:p text:style-name="P15">[140]: 2687</text:p>
      <text:p text:style-name="P15">[803]: 2237</text:p>
      <text:p text:style-name="P15">[214]: 1893</text:p>
      <text:p text:style-name="P15">[906]: 1444</text:p>
      <text:p text:style-name="P15">[38]: 2402</text:p>
      <text:p text:style-name="P15">[708]: 1090</text:p>
      <text:p text:style-name="P15">[887]: 1671</text:p>
      <text:p text:style-name="P15">[12]: 3415</text:p>
      <text:p text:style-name="P15">[814]: 1672</text:p>
      <text:p text:style-name="P15">[591]: 1241</text:p>
      <text:p text:style-name="P15">[70]: 2411</text:p>
      <text:p text:style-name="P15">[890]: 1437</text:p>
      <text:p text:style-name="P15">[120]: 4973</text:p>
      <text:p text:style-name="P15">[362]: 4388</text:p>
      <text:p text:style-name="P15">[935]: 1742</text:p>
      <text:p text:style-name="P15">[429]: 1037</text:p>
      <text:p text:style-name="P15">[496]: 1428</text:p>
      <text:p text:style-name="P15">[487]: 3135</text:p>
      <text:p text:style-name="P15">[526]: 2793</text:p>
      <text:p text:style-name="P15">[423]: 1412</text:p>
      <text:p text:style-name="P15">[966]: 3921</text:p>
      <text:p text:style-name="P15">[661]: 2693</text:p>
      <text:p text:style-name="P15">[900]: 1165</text:p>
      <text:p text:style-name="P15">[733]: 1141</text:p>
      <text:p text:style-name="P15">[25]: 1395</text:p>
      <text:p text:style-name="P15">[283]: 4082</text:p>
      <text:p text:style-name="P15">[960]: 2732</text:p>
      <text:p text:style-name="P15">[504]: 1296</text:p>
      <text:p text:style-name="P15">[458]: 1124</text:p>
      <text:p text:style-name="P15">[41]: 1353</text:p>
      <text:p text:style-name="P15">[913]: 1939</text:p>
      <text:p text:style-name="P15">[470]: 4137</text:p>
      <text:p text:style-name="P15">[649]: 1292</text:p>
      <text:p text:style-name="P15">[472]: 2125</text:p>
      <text:p text:style-name="P15">[854]: 2847</text:p>
      <text:p text:style-name="P15">[207]: 1214</text:p>
      <text:p text:style-name="P15">[85]: 1555</text:p>
      <text:p text:style-name="P15">[151]: 2611</text:p>
      <text:p text:style-name="P15">[265]: 1359</text:p>
      <text:p text:style-name="P15">[32]: 4248</text:p>
      <text:p text:style-name="P15"><text:soft-page-break/>[823]: 1031</text:p>
      <text:p text:style-name="P15">[1]: 1535</text:p>
      <text:p text:style-name="P15">[825]: 3085</text:p>
      <text:p text:style-name="P15">[797]: 2684</text:p>
      <text:p text:style-name="P15">[735]: 1689</text:p>
      <text:p text:style-name="P15">[766]: 6265</text:p>
      <text:p text:style-name="P15">[515]: 1166</text:p>
      <text:p text:style-name="P15">[234]: 1416</text:p>
      <text:p text:style-name="P15">[111]: 1171</text:p>
      <text:p text:style-name="P15">[812]: 1518</text:p>
      <text:p text:style-name="P15">[883]: 4902</text:p>
      <text:p text:style-name="P15">[405]: 1525</text:p>
      <text:p text:style-name="P15">[258]: 1036</text:p>
      <text:p text:style-name="P15">[236]: 2618</text:p>
      <text:p text:style-name="P15">[944]: 2794</text:p>
      <text:p text:style-name="P15">[984]: 1756</text:p>
      <text:p text:style-name="P15">[579]: 2164</text:p>
      <text:p text:style-name="P15">[571]: 2902</text:p>
      <text:p text:style-name="P15">[573]: 1229</text:p>
      <text:p text:style-name="P15">[638]: 2288</text:p>
      <text:p text:style-name="P15">[548]: 2843</text:p>
      <text:p text:style-name="P15">[173]: 1080</text:p>
      <text:p text:style-name="P15">[995]: 1521</text:p>
      <text:p text:style-name="P15">[90]: 1875</text:p>
      <text:p text:style-name="P15">[43]: 1721</text:p>
      <text:p text:style-name="P15">[346]: 3470</text:p>
      <text:p text:style-name="P15">[829]: 6810</text:p>
      <text:p text:style-name="P15">[276]: 2479</text:p>
      <text:p text:style-name="P15">[177]: 4629</text:p>
      <text:p text:style-name="P15">[326]: 1488</text:p>
      <text:p text:style-name="P15">[706]: 1923</text:p>
      <text:p text:style-name="P15">[841]: 1927</text:p>
      <text:p text:style-name="P15">[605]: 1652</text:p>
      <text:p text:style-name="P15">[122]: 1081</text:p>
      <text:p text:style-name="P15">[795]: 3361</text:p>
      <text:p text:style-name="P15">[740]: 1632</text:p>
      <text:p text:style-name="P15">[678]: 1329</text:p>
      <text:p text:style-name="P15">[577]: 1695</text:p>
      <text:p text:style-name="P15">[674]: 2527</text:p>
      <text:p text:style-name="P15">[171]: 1097</text:p>
      <text:p text:style-name="P15">[988]: 1164</text:p>
      <text:p text:style-name="P15">[991]: 1268</text:p>
      <text:p text:style-name="P15">[104]: 1158</text:p>
      <text:p text:style-name="P15">[574]: 1297</text:p>
      <text:p text:style-name="P15">[381]: 2959</text:p>
      <text:p text:style-name="P15">[336]: 1071</text:p>
      <text:p text:style-name="P15">[789]: 4309</text:p>
      <text:p text:style-name="P15">[530]: 1263</text:p>
      <text:p text:style-name="P15">[617]: 2614</text:p>
      <text:p text:style-name="P15">[31]: 1666</text:p>
      <text:p text:style-name="P15">[181]: 1235</text:p>
      <text:p text:style-name="P15">[707]: 1354</text:p>
      <text:p text:style-name="P15"><text:soft-page-break/>[752]: 2578</text:p>
      <text:p text:style-name="P15">[183]: 3883</text:p>
      <text:p text:style-name="P15">[790]: 1094</text:p>
      <text:p text:style-name="P15">[826]: 2022</text:p>
      <text:p text:style-name="P15">[992]: 1116</text:p>
      <text:p text:style-name="P15">[192]: 2004</text:p>
      <text:p text:style-name="P15">[572]: 1589</text:p>
      <text:p text:style-name="P15">[774]: 2046</text:p>
      <text:p text:style-name="P15">[998]: 2713</text:p>
      <text:p text:style-name="P15">[675]: 2976</text:p>
      <text:p text:style-name="P15">[334]: 2146</text:p>
      <text:p text:style-name="P15">[778]: 2514</text:p>
      <text:p text:style-name="P15">[921]: 2425</text:p>
      <text:p text:style-name="P15">[378]: 1149</text:p>
      <text:p text:style-name="P15">[448]: 1370</text:p>
      <text:p text:style-name="P15">[280]: 2108</text:p>
      <text:p text:style-name="P15">[154]: 1447</text:p>
      <text:p text:style-name="P15">[419]: 5057</text:p>
      <text:p text:style-name="P15">[4]: 1394</text:p>
      <text:p text:style-name="P15">[266]: 1022</text:p>
      <text:p text:style-name="P15">[970]: 2086</text:p>
      <text:p text:style-name="P15">[967]: 1695</text:p>
      <text:p text:style-name="P15">[129]: 1547</text:p>
      <text:p text:style-name="P15">[413]: 2637</text:p>
      <text:p text:style-name="P15">[510]: 3281</text:p>
      <text:p text:style-name="P15">[480]: 2309</text:p>
      <text:p text:style-name="P15">[48]: 2472</text:p>
      <text:p text:style-name="P15">[631]: 2793</text:p>
      <text:p text:style-name="P15">[800]: 1916</text:p>
      <text:p text:style-name="P15">[170]: 1203</text:p>
      <text:p text:style-name="P15">[686]: 1495</text:p>
      <text:p text:style-name="P15">[815]: 1358</text:p>
      <text:p text:style-name="P15">[956]: 3626</text:p>
      <text:p text:style-name="P15">[242]: 2325</text:p>
      <text:p text:style-name="P15">[736]: 1470</text:p>
      <text:p text:style-name="P15">[859]: 1242</text:p>
      <text:p text:style-name="P15">[895]: 3385</text:p>
      <text:p text:style-name="P15">[947]: 3690</text:p>
      <text:p text:style-name="P15">[534]: 1531</text:p>
      <text:p text:style-name="P15">[563]: 1065</text:p>
      <text:p text:style-name="P15">[758]: 2860</text:p>
      <text:p text:style-name="P15">[130]: 1711</text:p>
      <text:p text:style-name="P15">[240]: 1399</text:p>
      <text:p text:style-name="P15">[93]: 2777</text:p>
      <text:p text:style-name="P15">[390]: 2685</text:p>
      <text:p text:style-name="P15">[583]: 1389</text:p>
      <text:p text:style-name="P15">[55]: 1959</text:p>
      <text:p text:style-name="P15">[349]: 2041</text:p>
      <text:p text:style-name="P15">[354]: 5835</text:p>
      <text:p text:style-name="P15">[57]: 2743</text:p>
      <text:p text:style-name="P15">[17]: 1683</text:p>
      <text:p text:style-name="P15">[567]: 1102</text:p>
      <text:p text:style-name="P15"><text:soft-page-break/>[684]: 5408</text:p>
      <text:p text:style-name="P15">[738]: 2129</text:p>
      <text:p text:style-name="P15">[75]: 3151</text:p>
      <text:p text:style-name="P15">[914]: 4037</text:p>
      <text:p text:style-name="P15">[97]: 1466</text:p>
      <text:p text:style-name="P15">[884]: 1645</text:p>
      <text:p text:style-name="P15">[279]: 3014</text:p>
      <text:p text:style-name="P15">[918]: 3012</text:p>
      <text:p text:style-name="P15">[819]: 1257</text:p>
      <text:p text:style-name="P15">[682]: 4132</text:p>
      <text:p text:style-name="P15">[941]: 1126</text:p>
      <text:p text:style-name="P15">[952]: 1574</text:p>
      <text:p text:style-name="P15">[147]: 1383</text:p>
      <text:p text:style-name="P15">[749]: 1330</text:p>
      <text:p text:style-name="P15">[844]: 2814</text:p>
      <text:p text:style-name="P15">[594]: 1516</text:p>
      <text:p text:style-name="P15">[923]: 1753</text:p>
      <text:p text:style-name="P15">[569]: 2835</text:p>
      <text:p text:style-name="P15">[125]: 1287</text:p>
      <text:p text:style-name="P15">[651]: 1288</text:p>
      <text:p text:style-name="P15">[600]: 1192</text:p>
      <text:p text:style-name="P15">[527]: 1185</text:p>
      <text:p text:style-name="P15">[161]: 2320</text:p>
      <text:p text:style-name="P15">[769]: 1622</text:p>
      <text:p text:style-name="P15">[860]: 1255</text:p>
      <text:p text:style-name="P15">[606]: 2668</text:p>
      <text:p text:style-name="P15">[310]: 1390</text:p>
      <text:p text:style-name="P15">[132]: 2641</text:p>
      <text:p text:style-name="P15">[765]: 1705</text:p>
      <text:p text:style-name="P15">[701]: 1283</text:p>
      <text:p text:style-name="P15">[871]: 2810</text:p>
      <text:p text:style-name="P15">[387]: 2089</text:p>
      <text:p text:style-name="P15">[185]: 1529</text:p>
      <text:p text:style-name="P15">[963]: 1327</text:p>
      <text:p text:style-name="P15">[350]: 3069</text:p>
      <text:p text:style-name="P15">[763]: 1862</text:p>
      <text:p text:style-name="P15">[116]: 2193</text:p>
      <text:p text:style-name="P15">[422]: 1255</text:p>
      <text:p text:style-name="P15">[792]: 1306</text:p>
      <text:p text:style-name="P15">[950]: 1463</text:p>
      <text:p text:style-name="P15">[523]: 2244</text:p>
      <text:p text:style-name="P15">[51]: 1612</text:p>
      <text:p text:style-name="P15">[486]: 1547</text:p>
      <text:p text:style-name="P15">[989]: 1289</text:p>
      <text:p text:style-name="P15">[309]: 1262</text:p>
      <text:p text:style-name="P15">[718]: 1238</text:p>
      <text:p text:style-name="P15">[39]: 4258</text:p>
      <text:p text:style-name="P15">[899]: 1252</text:p>
      <text:p text:style-name="P15">[820]: 1473</text:p>
      <text:p text:style-name="P15">[862]: 3649</text:p>
      <text:p text:style-name="P15">[853]: 1804</text:p>
      <text:p text:style-name="P15">[509]: 3044</text:p>
      <text:p text:style-name="P15"><text:soft-page-break/>[541]: 3735</text:p>
      <text:p text:style-name="P15">[529]: 7057</text:p>
      <text:p text:style-name="P15">[673]: 1635</text:p>
      <text:p text:style-name="P15">[428]: 1021</text:p>
      <text:p text:style-name="P15">[804]: 1315</text:p>
      <text:p text:style-name="P15">[198]: 1461</text:p>
      <text:p text:style-name="P15">[385]: 1676</text:p>
      <text:p text:style-name="P15">[239]: 2742</text:p>
      <text:p text:style-name="P15">[259]: 1522</text:p>
      <text:p text:style-name="P15">[361]: 1104</text:p>
      <text:p text:style-name="P15">[628]: 1102</text:p>
      <text:p text:style-name="P15">[145]: 4559</text:p>
      <text:p text:style-name="P15">[932]: 1786</text:p>
      <text:p text:style-name="P15">[716]: 1199</text:p>
      <text:p text:style-name="P15">[561]: 2783</text:p>
      <text:p text:style-name="P15">[949]: 1414</text:p>
      <text:p text:style-name="P15">[217]: 5375</text:p>
      <text:p text:style-name="P15">[846]: 1480</text:p>
      <text:p text:style-name="P15">[112]: 2680</text:p>
      <text:p text:style-name="P15">[105]: 1100</text:p>
      <text:p text:style-name="P15">[521]: 1582</text:p>
      <text:p text:style-name="P15">[538]: 3982</text:p>
      <text:p text:style-name="P15">[550]: 1203</text:p>
      <text:p text:style-name="P15">[35]: 1984</text:p>
      <text:p text:style-name="P15">[73]: 2179</text:p>
      <text:p text:style-name="P15">[857]: 1588</text:p>
      <text:p text:style-name="P15">[71]: 3507</text:p>
      <text:p text:style-name="P15">[611]: 1444</text:p>
      <text:p text:style-name="P15">[888]: 3686</text:p>
      <text:p text:style-name="P15">[598]: 3219</text:p>
      <text:p text:style-name="P15">[897]: 1935</text:p>
      <text:p text:style-name="P15">[912]: 1009</text:p>
      <text:p text:style-name="P15">[196]: 2096</text:p>
      <text:p text:style-name="P15">[37]: 1249</text:p>
      <text:p text:style-name="P15">[576]: 1337</text:p>
      <text:p text:style-name="P15">[163]: 1256</text:p>
      <text:p text:style-name="P15">[554]: 1114</text:p>
      <text:p text:style-name="P15">[710]: 1044</text:p>
      <text:p text:style-name="P15">[6]: 2149</text:p>
      <text:p text:style-name="P15">[394]: 1145</text:p>
      <text:p text:style-name="P15">[468]: 1089</text:p>
      <text:p text:style-name="P15">[8]: 3090</text:p>
      <text:p text:style-name="P15">[440]: 1943</text:p>
      <text:p text:style-name="P15">[578]: 1290</text:p>
      <text:p text:style-name="P15">[978]: 1141</text:p>
      <text:p text:style-name="P15">[208]: 1483</text:p>
      <text:p text:style-name="P15">[581]: 2943</text:p>
      <text:p text:style-name="P15">[798]: 3103</text:p>
      <text:p text:style-name="P15">[110]: 1801</text:p>
      <text:p text:style-name="P15">[411]: 2047</text:p>
      <text:p text:style-name="P15">[424]: 1448</text:p>
      <text:p text:style-name="P15">[910]: 1695</text:p>
      <text:p text:style-name="P15"><text:soft-page-break/>[893]: 1947</text:p>
      <text:p text:style-name="P15">[204]: 2174</text:p>
      <text:p text:style-name="P15">[477]: 2462</text:p>
      <text:p text:style-name="P15">[981]: 1542</text:p>
      <text:p text:style-name="P15">[639]: 1572</text:p>
      <text:p text:style-name="P15">[143]: 1417</text:p>
      <text:p text:style-name="P15">[460]: 4438</text:p>
      <text:p text:style-name="P15">[471]: 2894</text:p>
      <text:p text:style-name="P15">[688]: 1132</text:p>
      <text:p text:style-name="P15">[332]: 1861</text:p>
      <text:p text:style-name="P15">[886]: 3053</text:p>
      <text:p text:style-name="P15">[620]: 2100</text:p>
      <text:p text:style-name="P15">[653]: 2634</text:p>
      <text:p text:style-name="P15">[68]: 1601</text:p>
      <text:p text:style-name="P15">[392]: 2420</text:p>
      <text:p text:style-name="P15">[325]: 1022</text:p>
      <text:p text:style-name="P15">[28]: 1454</text:p>
      <text:p text:style-name="P15">[33]: 1460</text:p>
      <text:p text:style-name="P15">[343]: 1599</text:p>
      <text:p text:style-name="P15">[516]: 1544</text:p>
      <text:p text:style-name="P15">[275]: 1692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8:30:29.656999158</meta:creation-date>
    <dc:date>2017-11-18T23:59:44.415391008</dc:date>
    <meta:editing-duration>PT1H11M3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9" meta:paragraph-count="420" meta:word-count="1016" meta:character-count="6381" meta:non-whitespace-character-count="5392"/>
  </office:meta>
</office:document-meta>
</file>